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39.37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30.57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99ff99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8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4">
          <table:table-cell table:style-name="ce1" office:value-type="string" calcext:value-type="string">
            <text:p>Shunt Dissipation Calculator, with shunt monitor gain included.</text:p>
          </table:table-cell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1"/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5" office:value-type="string" calcext:value-type="string">
            <text:p>GREEN : Input</text:p>
          </table:table-cell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6" office:value-type="string" calcext:value-type="string">
            <text:p>YELLOW : Calculated</text:p>
          </table:table-cell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4">
          <table:table-cell/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12" office:value-type="string" calcext:value-type="string">
            <text:p>CURRENT (Amps)</text:p>
          </table:table-cell>
          <table:table-cell table:style-name="ce12" office:value-type="string" calcext:value-type="string">
            <text:p>SHUNT (mOhm)</text:p>
          </table:table-cell>
          <table:table-cell table:style-name="ce12" office:value-type="string" calcext:value-type="string">
            <text:p>Dissipation (W)</text:p>
          </table:table-cell>
          <table:table-cell table:style-name="ce20" office:value-type="string" calcext:value-type="string">
            <text:p>Vsense (mV)</text:p>
          </table:table-cell>
          <table:table-cell table:style-name="ce20" office:value-type="string" calcext:value-type="string">
            <text:p>gain</text:p>
          </table:table-cell>
          <table:table-cell table:style-name="ce20" office:value-type="string" calcext:value-type="string">
            <text:p>Vout (V)</text:p>
          </table:table-cell>
          <table:table-cell table:number-columns-repeated="1018"/>
        </table:table-row>
        <table:table-row table:style-name="ro2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table:formula="of:=([.A7]^2)*([.B7]/1000)" office:value-type="float" office:value="2.45" calcext:value-type="float">
            <text:p>2.45</text:p>
          </table:table-cell>
          <table:table-cell table:style-name="ce21" table:formula="of:=[.A7]*([.B7]/1000)*1000" office:value-type="float" office:value="35" calcext:value-type="float">
            <text:p>35.0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7]*[.E7]/1000" office:value-type="float" office:value="3.5" calcext:value-type="float">
            <text:p>3.50</text:p>
          </table:table-cell>
          <table:table-cell table:number-columns-repeated="1018"/>
        </table:table-row>
        <table:table-row table:style-name="ro2">
          <table:table-cell table:style-name="ce13" office:value-type="float" office:value="50" calcext:value-type="float">
            <text:p>50</text:p>
          </table:table-cell>
          <table:table-cell table:style-name="ce18" table:formula="of:=[.C8]/([.A8]^2)*1000" office:value-type="string" office:string-value="0.2" calcext:value-type="string">
            <text:p>0.2</text:p>
          </table:table-cell>
          <table:table-cell table:style-name="ce13" office:value-type="float" office:value="0.5" calcext:value-type="float">
            <text:p>0.5</text:p>
          </table:table-cell>
          <table:table-cell table:style-name="ce21" table:formula="of:=[.A8]*([.B8]/1000)*1000" office:value-type="float" office:value="10" calcext:value-type="float">
            <text:p>10.0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8]*[.E8]/1000" office:value-type="float" office:value="1" calcext:value-type="float">
            <text:p>1.00</text:p>
          </table:table-cell>
          <table:table-cell table:number-columns-repeated="1018"/>
        </table:table-row>
        <table:table-row table:style-name="ro2">
          <table:table-cell table:style-name="ce14" table:formula="of:=SQRT([.C9]/[.B9]*1000)" office:value-type="float" office:value="107.935165724615" calcext:value-type="float">
            <text:p>107.94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2.33" calcext:value-type="float">
            <text:p>2.33</text:p>
          </table:table-cell>
          <table:table-cell table:style-name="ce21" table:formula="of:=[.A9]*([.B9]/1000)*1000" office:value-type="float" office:value="21.587033144923" calcext:value-type="float">
            <text:p>21.6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9]*[.E9]/1000" office:value-type="float" office:value="2.1587033144923" calcext:value-type="float">
            <text:p>2.1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It’s good practice to select the shunt with a Power Rating 2 or 3 times higher than the calculated maximum dissipation.</text:p>
          </table:table-cell>
          <table:table-cell table:number-columns-repeated="1023"/>
        </table:table-row>
        <table:table-row table:style-name="ro2" table:number-rows-repeated="994">
          <table:table-cell table:number-columns-repeated="1024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10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3.83mm" fo:margin-right="14.71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5:01:56.96222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9-03-21T15:03:20.974407000</dc:date>
    <meta:editing-duration>PT6H47M53S</meta:editing-duration>
    <meta:editing-cycles>7</meta:editing-cycles>
    <meta:document-statistic meta:table-count="3" meta:cell-count="28" meta:object-count="0"/>
  </office:meta>
</office:document-meta>
</file>